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LibDisplayTask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rLibDisplayTask.setFile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DisplayTask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rLibDisplayTask.addFileset( final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